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472in"/>
    </style:style>
    <style:style style:name="co7" style:family="table-column">
      <style:table-column-properties fo:break-before="auto" style:column-width="1.0091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048in"/>
    </style:style>
    <style:style style:name="co10" style:family="table-column">
      <style:table-column-properties fo:break-before="auto" style:column-width="0.5665in"/>
    </style:style>
    <style:style style:name="co11" style:family="table-column">
      <style:table-column-properties fo:break-before="auto" style:column-width="0.5043in"/>
    </style:style>
    <style:style style:name="co12" style:family="table-column">
      <style:table-column-properties fo:break-before="auto" style:column-width="0.4409in"/>
    </style:style>
    <style:style style:name="co13" style:family="table-column">
      <style:table-column-properties fo:break-before="auto" style:column-width="0.348in"/>
    </style:style>
    <style:style style:name="co14" style:family="table-column">
      <style:table-column-properties fo:break-before="auto" style:column-width="0.3528in"/>
    </style:style>
    <style:style style:name="co15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default-cell-style-name="ce8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24"/>
        <table:table-column table:style-name="co13" table:default-cell-style-name="Default"/>
        <table:table-column table:style-name="co4" table:default-cell-style-name="ce8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4" table:number-columns-repeated="6" table:default-cell-style-name="Default"/>
        <table:table-column table:style-name="co15" table:number-columns-repeated="30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6"/>
          <table:table-cell table:number-columns-repeated="4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2M30S" calcext:value-type="time">
            <text:p>00:02:30</text:p>
          </table:table-cell>
          <table:table-cell table:style-name="ce2" table:number-columns-repeated="2"/>
          <table:table-cell table:style-name="ce2" table:formula="of:=SUMPRODUCT([.E2:.E4]; [.F2:.F4])" office:value-type="float" office:value="75" calcext:value-type="float">
            <text:p>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8"/>
          <table:table-cell table:number-columns-repeated="4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3M30S" calcext:value-type="time">
            <text:p>00:03:30</text:p>
          </table:table-cell>
          <table:table-cell table:style-name="ce3" table:number-columns-repeated="2"/>
          <table:table-cell table:style-name="ce3" table:formula="of:=SUMPRODUCT([.E8:.E10]; [.F8:.F10])" office:value-type="float" office:value="105" calcext:value-type="float">
            <text:p>1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3M20S" calcext:value-type="time">
            <text:p>00:13:20</text:p>
          </table:table-cell>
          <table:table-cell table:style-name="ce2" table:number-columns-repeated="2"/>
          <table:table-cell table:style-name="ce2" table:formula="of:=SUMPRODUCT([.E14:.E16]; [.F14:.F16])" office:value-type="float" office:value="310" calcext:value-type="float">
            <text:p>31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8"/>
          <table:table-cell table:number-columns-repeated="4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8"/>
          <table:table-cell table:number-columns-repeated="4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8"/>
          <table:table-cell table:number-columns-repeated="4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 table:number-rows-repeated="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8"/>
          <table:table-cell table:number-columns-repeated="4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210" calcext:value-type="float">
            <text:p>21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3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2M00S" calcext:value-type="time">
            <text:p>00:02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8"/>
          <table:table-cell table:number-columns-repeated="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8"/>
          <table:table-cell table:number-columns-repeated="4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table:number-columns-repeated="1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94:.B95]; [.F94:.F9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94:.E95]; [.F94:.F95])" office:value-type="float" office:value="40" calcext:value-type="float">
            <text:p>4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table:number-columns-repeated="1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99:.B100]; [.F99:.F100]))" office:value-type="time" office:time-value="PT00H02M40S" calcext:value-type="time">
            <text:p>00:02:40</text:p>
          </table:table-cell>
          <table:table-cell table:style-name="ce2" table:number-columns-repeated="2"/>
          <table:table-cell table:style-name="ce2" table:formula="of:=SUMPRODUCT([.E99:.E100]; [.F99:.F100])" office:value-type="float" office:value="40" calcext:value-type="float">
            <text:p>4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8"/>
          <table:table-cell table:number-columns-repeated="4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table:number-columns-repeated="1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/>
          <table:table-cell table:style-name="ce3" table:formula="of:=SUMPRODUCT([.B104:.B105]; [.F104:.F105])" office:value-type="float" office:value="160" calcext:value-type="float">
            <text:p>160</text:p>
          </table:table-cell>
          <table:table-cell table:style-name="ce3" table:number-columns-repeated="2"/>
          <table:table-cell table:style-name="ce3" table:formula="of:=SUMPRODUCT([.E104:.E105]; [.F104:.F105])" office:value-type="float" office:value="40" calcext:value-type="float">
            <text:p>4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0 0 0 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109:.B111]; [.F109:.F111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09:.E111]; [.F109:.F111])" office:value-type="float" office:value="2300" calcext:value-type="float">
            <text:p>230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8"/>
          <table:table-cell table:number-columns-repeated="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114:.B121]; [.F114:.F121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4:.E121]; [.F114:.F121])" office:value-type="float" office:value="4200" calcext:value-type="float">
            <text:p>42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2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123:.B125]; [.F123:.F125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3:.E125]; [.F123:.F125])" office:value-type="float" office:value="945" calcext:value-type="float">
            <text:p>94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2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127:.B129]; [.F127:.F129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7:.E129]; [.F127:.F129])" office:value-type="float" office:value="945" calcext:value-type="float">
            <text:p>94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132:.B143]; [.F132:.F143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2:.E143]; [.F132:.F143])" office:value-type="float" office:value="6975" calcext:value-type="float">
            <text:p>69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140:.B144]; [.F140:.F144]))" office:value-type="time" office:time-value="PT00H33M20S" calcext:value-type="time">
            <text:p>00:33:20</text:p>
          </table:table-cell>
          <table:table-cell table:style-name="ce2" table:number-columns-repeated="2"/>
          <table:table-cell table:style-name="ce2" table:formula="of:=SUMPRODUCT([.E140:.E144]; [.F140:.F144])" office:value-type="float" office:value="1700" calcext:value-type="float">
            <text:p>170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8 9 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8"/>
          <table:table-cell table:number-columns-repeated="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146:.B156]; [.F146:.F156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6:.E156]; [.F146:.F156])" office:value-type="float" office:value="3250" calcext:value-type="float">
            <text:p>325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154:.B157]; [.F154:.F157]))" office:value-type="time" office:time-value="PT00H27M05S" calcext:value-type="time">
            <text:p>00:27:05</text:p>
          </table:table-cell>
          <table:table-cell table:style-name="ce3" table:number-columns-repeated="2"/>
          <table:table-cell table:style-name="ce3" table:formula="of:=SUMPRODUCT([.E154:.E157]; [.F154:.F157])" office:value-type="float" office:value="750" calcext:value-type="float">
            <text:p>75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159:.B169]; [.F159:.F169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59:.E169]; [.F159:.F169])" office:value-type="float" office:value="3910" calcext:value-type="float">
            <text:p>391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166:.B170]; [.F166:.F170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6:.E170]; [.F166:.F170])" office:value-type="float" office:value="960" calcext:value-type="float">
            <text:p>96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4"/>
        </table:table-row>
        <table:table-row table:style-name="ro2" table:number-rows-repeated="331">
          <table:table-cell table:style-name="ce4" table:number-columns-repeated="14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40"/>
          <table:table-cell table:number-columns-repeated="4"/>
        </table:table-row>
        <table:table-row table:style-name="ro2" table:number-rows-repeated="1048073">
          <table:table-cell table:number-columns-repeated="69"/>
        </table:table-row>
        <table:table-row table:style-name="ro2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09:32:34.5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22T09:35:02.623000000</dc:date>
    <meta:editing-duration>PT15H57M56S</meta:editing-duration>
    <meta:editing-cycles>64</meta:editing-cycles>
    <meta:generator>LibreOffice/6.3.6.2$Windows_X86_64 LibreOffice_project/2196df99b074d8a661f4036fca8fa0cbfa33a497</meta:generator>
    <meta:document-statistic meta:table-count="1" meta:cell-count="1258" meta:object-count="0"/>
  </office:meta>
</office:document-meta>
</file>